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132.37mm" svg:height="77.19mm" svg:x="3.85mm" svg:y="127.5mm">
            <loext:p draw:notify-on-update-of-ranges="'emerge rates'.A8:'emerge rates'.A21 'emerge rates'.A8:'emerge rates'.A21 'emerge rates'.E7:'emerge rates'.E7 'emerge rates'.E8:'emerge rates'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ily emerge rate decrease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Emerge operations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Eff. Sum</text:p>
          </table:table-cell>
          <table:table-cell table:style-name="ce2" office:value-type="string" calcext:value-type="string">
            <text:p>emerges per day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ore packages</text:p>
          </table:table-cell>
          <table:table-cell office:value-type="float" office:value="0" calcext:value-type="float">
            <text:p>0</text:p>
          </table:table-cell>
          <table:table-cell table:style-name="ce3" table:formula="of:=[.D8]/[.$A8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[.B8]-[.$C$2]"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 office:value-type="float" office:value="400" calcext:value-type="float">
            <text:p>400</text:p>
          </table:table-cell>
          <table:table-cell table:style-name="ce3" table:formula="of:=[.D9]/[.$A9]" office:value-type="float" office:value="200" calcext:value-type="float">
            <text:p>2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[.B9]-[.$C$2]" office:value-type="float" office:value="850" calcext:value-type="float">
            <text:p>850</text:p>
          </table:table-cell>
          <table:table-cell office:value-type="string" calcext:value-type="string">
            <text:p>production</text:p>
          </table:table-cell>
          <table:table-cell table:formula="of:=[.D9]+[.$B10]" office:value-type="float" office:value="1250" calcext:value-type="float">
            <text:p>1250</text:p>
          </table:table-cell>
          <table:table-cell table:style-name="ce3" table:formula="of:=[.D10]/[.$A10]" office:value-type="float" office:value="416.666666666667" calcext:value-type="float">
            <text:p>41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[.B10]-[.$C$2]" office:value-type="float" office:value="800" calcext:value-type="float">
            <text:p>800</text:p>
          </table:table-cell>
          <table:table-cell office:value-type="string" calcext:value-type="string">
            <text:p>“</text:p>
          </table:table-cell>
          <table:table-cell table:formula="of:=[.D10]+[.$B11]" office:value-type="float" office:value="2050" calcext:value-type="float">
            <text:p>2050</text:p>
          </table:table-cell>
          <table:table-cell table:style-name="ce3" table:formula="of:=[.D11]/[.$A11]" office:value-type="float" office:value="512.5" calcext:value-type="float">
            <text:p>512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-[.$C$2]" office:value-type="float" office:value="750" calcext:value-type="float">
            <text:p>750</text:p>
          </table:table-cell>
          <table:table-cell office:value-type="string" calcext:value-type="string">
            <text:p>“</text:p>
          </table:table-cell>
          <table:table-cell table:formula="of:=[.D11]+[.$B12]" office:value-type="float" office:value="2800" calcext:value-type="float">
            <text:p>2800</text:p>
          </table:table-cell>
          <table:table-cell table:style-name="ce3" table:formula="of:=[.D12]/[.$A12]" office:value-type="float" office:value="560" calcext:value-type="float">
            <text:p>5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[.B12]-[.$C$2]" office:value-type="float" office:value="700" calcext:value-type="float">
            <text:p>700</text:p>
          </table:table-cell>
          <table:table-cell office:value-type="string" calcext:value-type="string">
            <text:p>“</text:p>
          </table:table-cell>
          <table:table-cell table:formula="of:=[.D12]+[.$B13]" office:value-type="float" office:value="3500" calcext:value-type="float">
            <text:p>3500</text:p>
          </table:table-cell>
          <table:table-cell table:style-name="ce3" table:formula="of:=[.D13]/[.$A13]" office:value-type="float" office:value="583.333333333333" calcext:value-type="float">
            <text:p>58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[.B13]-[.$C$2]" office:value-type="float" office:value="650" calcext:value-type="float">
            <text:p>650</text:p>
          </table:table-cell>
          <table:table-cell office:value-type="string" calcext:value-type="string">
            <text:p>“</text:p>
          </table:table-cell>
          <table:table-cell table:formula="of:=[.D13]+[.$B14]" office:value-type="float" office:value="4150" calcext:value-type="float">
            <text:p>4150</text:p>
          </table:table-cell>
          <table:table-cell table:style-name="ce3" table:formula="of:=[.D14]/[.$A14]" office:value-type="float" office:value="592.857142857143" calcext:value-type="float">
            <text:p>592.86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[.B14]-[.$C$2]" office:value-type="float" office:value="600" calcext:value-type="float">
            <text:p>600</text:p>
          </table:table-cell>
          <table:table-cell office:value-type="string" calcext:value-type="string">
            <text:p>“</text:p>
          </table:table-cell>
          <table:table-cell table:formula="of:=[.D14]+[.$B15]" office:value-type="float" office:value="4750" calcext:value-type="float">
            <text:p>4750</text:p>
          </table:table-cell>
          <table:table-cell table:style-name="ce3" table:formula="of:=[.D15]/[.$A15]" office:value-type="float" office:value="593.75" calcext:value-type="float">
            <text:p>593.7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[.B15]-[.$C$2]" office:value-type="float" office:value="550" calcext:value-type="float">
            <text:p>550</text:p>
          </table:table-cell>
          <table:table-cell office:value-type="string" calcext:value-type="string">
            <text:p>“</text:p>
          </table:table-cell>
          <table:table-cell table:formula="of:=[.D15]+[.$B16]" office:value-type="float" office:value="5300" calcext:value-type="float">
            <text:p>5300</text:p>
          </table:table-cell>
          <table:table-cell table:style-name="ce3" table:formula="of:=[.D16]/[.$A16]" office:value-type="float" office:value="588.888888888889" calcext:value-type="float">
            <text:p>588.8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[.B16]-[.$C$2]" office:value-type="float" office:value="500" calcext:value-type="float">
            <text:p>500</text:p>
          </table:table-cell>
          <table:table-cell office:value-type="string" calcext:value-type="string">
            <text:p>“</text:p>
          </table:table-cell>
          <table:table-cell table:formula="of:=[.D16]+[.$B17]" office:value-type="float" office:value="5800" calcext:value-type="float">
            <text:p>5800</text:p>
          </table:table-cell>
          <table:table-cell table:style-name="ce3" table:formula="of:=[.D17]/[.$A17]" office:value-type="float" office:value="580" calcext:value-type="float">
            <text:p>58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[.B17]-[.$C$2]" office:value-type="float" office:value="450" calcext:value-type="float">
            <text:p>450</text:p>
          </table:table-cell>
          <table:table-cell office:value-type="string" calcext:value-type="string">
            <text:p>“</text:p>
          </table:table-cell>
          <table:table-cell table:formula="of:=[.D17]+[.$B18]" office:value-type="float" office:value="6250" calcext:value-type="float">
            <text:p>6250</text:p>
          </table:table-cell>
          <table:table-cell table:style-name="ce3" table:formula="of:=[.D18]/[.$A18]" office:value-type="float" office:value="568.181818181818" calcext:value-type="float">
            <text:p>568.18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[.B18]-[.$C$2]" office:value-type="float" office:value="400" calcext:value-type="float">
            <text:p>400</text:p>
          </table:table-cell>
          <table:table-cell office:value-type="string" calcext:value-type="string">
            <text:p>“</text:p>
          </table:table-cell>
          <table:table-cell table:formula="of:=[.D18]+[.$B19]" office:value-type="float" office:value="6650" calcext:value-type="float">
            <text:p>6650</text:p>
          </table:table-cell>
          <table:table-cell table:style-name="ce3" table:formula="of:=[.D19]/[.$A19]" office:value-type="float" office:value="554.166666666667" calcext:value-type="float">
            <text:p>554.1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[.B19]-[.$C$2]" office:value-type="float" office:value="350" calcext:value-type="float">
            <text:p>350</text:p>
          </table:table-cell>
          <table:table-cell office:value-type="string" calcext:value-type="string">
            <text:p>“</text:p>
          </table:table-cell>
          <table:table-cell table:formula="of:=[.D19]+[.$B20]" office:value-type="float" office:value="7000" calcext:value-type="float">
            <text:p>7000</text:p>
          </table:table-cell>
          <table:table-cell table:style-name="ce3" table:formula="of:=[.D20]/[.$A20]" office:value-type="float" office:value="538.461538461538" calcext:value-type="float">
            <text:p>538.46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[.B20]-[.$C$2]" office:value-type="float" office:value="300" calcext:value-type="float">
            <text:p>300</text:p>
          </table:table-cell>
          <table:table-cell office:value-type="string" calcext:value-type="string">
            <text:p>“</text:p>
          </table:table-cell>
          <table:table-cell table:formula="of:=[.D20]+[.$B21]" office:value-type="float" office:value="7300" calcext:value-type="float">
            <text:p>7300</text:p>
          </table:table-cell>
          <table:table-cell table:style-name="ce3" table:formula="of:=[.D21]/[.$A21]" office:value-type="float" office:value="521.428571428571" calcext:value-type="float">
            <text:p>521.43</text:p>
          </table:table-cell>
          <table:table-cell table:style-name="Default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2:33:46.35352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6-11-04T12:39:39.980765417</dc:date>
    <dc:creator>Toralf Förster</dc:creator>
    <meta:editing-duration>PT20M58S</meta:editing-duration>
    <meta:editing-cycles>26</meta:editing-cycles>
    <meta:generator>LibreOffice/5.1.4.2$Linux_X86_64 LibreOffice_project/10m0$Build-2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38cm" svg:height="7.72cm" xlink:href=".." xlink:type="simple" chart:class="chart:scatter" chart:column-mapping="" chart:style-name="ch1">
        <chart:plot-area chart:style-name="ch2" table:cell-range-address="'emerge rates'.A8:'emerge rates'.A21 'emerge rates'.E7:'emerge rates'.E21" chart:data-source-has-labels="both" svg:x="0.264cm" svg:y="0.154cm" svg:width="12.71cm" svg:height="7.412cm">
          <chartooo:coordinate-region svg:x="1.547cm" svg:y="0.354cm" svg:width="11.24cm" svg:height="6.565cm"/>
          <chart:axis chart:dimension="x" chart:name="primary-x" chart:style-name="ch3" chartooo:axis-type="auto">
            <chart:categories table:cell-range-address="'emerge rates'.A8:'emerge rates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8:'emerge rates'.E21" chart:label-cell-address="'emerge rates'.E7:'emerge rates'.E7" chart:class="chart:scatter">
            <chart:domain table:cell-range-address="'emerge rates'.A8:'emerge rates'.A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erges per day</text:p>
                <draw:g>
                  <svg:desc>'emerge rates'.E7:'emerge rates'.E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8:'emerge rates'.A21</svg:desc>
                </draw:g>
              </table:table-cell>
              <table:table-cell office:value-type="float" office:value="1">
                <text:p>1</text:p>
                <draw:g>
                  <svg:desc>'emerge rates'.A8:'emerge rates'.A21</svg:desc>
                </draw:g>
              </table:table-cell>
              <table:table-cell office:value-type="float" office:value="0">
                <text:p>0</text:p>
                <draw:g>
                  <svg:desc>'emerge rates'.E8:'emerge rates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3.333333333333">
                <text:p>58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2.857142857143">
                <text:p>592.85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93.75">
                <text:p>593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8.888888888889">
                <text:p>588.888888888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68.181818181818">
                <text:p>568.181818181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4.166666666667">
                <text:p>554.1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38.461538461538">
                <text:p>538.461538461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1.428571428571">
                <text:p>521.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